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 LLC</text:p>
      <text:p text:style-name="P1"/>
      <text:p text:style-name="P1">TECHNICAL SERVICE BULLETIN</text:p>
      <text:p text:style-name="P9">AMB-OS AUDIO FILE CORRUPTION</text:p>
      <text:p text:style-name="P3">July 15, 2007</text:p>
      <text:p text:style-name="P2"/>
      <text:p text:style-name="P5">OVERVIEW</text:p>
      <text:p text:style-name="P4">Yesterday, Paravel<text:span text:style-name="T1"> </text:span>engineers uncovered a flaw in the AMB-OS satellite audio delivery system that can affect the integrity of received audio files. <text:s/>The primary symptom of the problem is audio files that show up as being abnormally short in length after import into the Rivendell Library. <text:s/>Reports have also been received of files that contain parts of various different programs spliced randomly together –e.g. a <text:span text:style-name="T2">Focus on the Family</text:span><text:span text:style-name="T4"> program that abruptly turns into an </text:span><text:span text:style-name="T2">Insight for Living</text:span><text:span text:style-name="T4"> program half-way through the file. <text:s/>Problems with playback rate have also been reported, such as files that play back at twice the normal speed.</text:span></text:p>
      <text:p text:style-name="P4"><text:span text:style-name="T4"/></text:p>
      <text:p text:style-name="P5"><text:span text:style-name="T4">SCOPE</text:span></text:p>
      <text:p text:style-name="P5"><text:span text:style-name="T5">The flaw affects files downloaded from the Westport AMR-100 satellite receiver. <text:s/>It is not specific to the AMB-UX utility used by Rivendell, but affects both AMB-UX downloads and downloads performed using the AMB-OS Windows UI utility. <text:s/>The frequency of the problem appears to be random, with downloads sometimes working correctly and sometimes not. <text:s/>Unfortunately, there is no way at present to determine the status of a file other than by auditioning it, as both valid and corrupt files download with the exact same byte length.</text:span></text:p>
      <text:p text:style-name="P5"><text:span text:style-name="T5"/></text:p>
      <text:p text:style-name="P5"><text:span text:style-name="T4">SUGGESTED ACTIONS</text:span></text:p>
      <text:p text:style-name="P5"><text:span text:style-name="T5">It is highly recommended that stations carefully spot-check all AMB-OS audio before broadcast. <text:s/>It is </text:span><text:span text:style-name="T3">not</text:span><text:span text:style-name="T5"> sufficient merely to verify the byte-length of the downloaded file or audition the first few seconds of content. <text:s/>At a minimum, we recommend that you:</text:span></text:p>
      <text:p text:style-name="P5"><text:span text:style-name="T5"/></text:p>
      <text:list text:style-name="L1">
        <text:list-item>
          <text:p text:style-name="P6"><text:span text:style-name="T5">Verify that the imported length of the audio (in MM:SS) is as expected</text:span></text:p>
        </text:list-item>
        <text:list-item>
          <text:p text:style-name="P6"><text:span text:style-name="T5">Audition the first five seconds of audio</text:span></text:p>
        </text:list-item>
        <text:list-item>
          <text:p text:style-name="P6"><text:span text:style-name="T5">Audition the last five seconds of audio</text:span></text:p>
        </text:list-item>
      </text:list>
      <text:p text:style-name="P5"><text:span text:style-name="T5"/></text:p>
      <text:p text:style-name="P5"><text:span text:style-name="T5">All of these tasks can be easily performed from the main window of the RDCatch module, using the Event List and Audition Buttons (located at the bottom of the window).</text:span></text:p>
      <text:p text:style-name="P5"><text:span text:style-name="T5"/></text:p>
      <text:p text:style-name="P5"><text:span text:style-name="T5">If corrupt audio is found, the problem can often be remedied by simply re-importing the offending file using RDLibrary. <text:s/>(This is because the AMB-OS receiver is constantly refreshing and updating these files).</text:span></text:p>
      <text:p text:style-name="P5"><text:span text:style-name="T5"/></text:p>
      <text:p text:style-name="P5"><text:span text:style-name="T4">PROGNOSIS</text:span></text:p>
      <text:p text:style-name="P5"><text:span text:style-name="T5">We have turned all of our findings over to the AMB-OS development team, who are working to develop a fix as quickly as possible. <text:s/>We will continue to work closely with them and keep you abreast of developments as soon we become aware of them. <text:s/>We thank you for your patience!</text:span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098in" fo:margin-right="0.7098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7-15T10:39:49</meta:creation-date>
    <dc:date>2008-07-15T16:12:28</dc:date>
    <meta:editing-cycles>4</meta:editing-cycles>
    <meta:editing-duration>PT5H32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400" meta:character-count="2343"/>
  </office:meta>
</office:document-meta>
</file>